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32pt" officeooo:rsid="000984e8" officeooo:paragraph-rsid="0004925c" style:font-size-asian="32pt" style:font-size-complex="32pt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12pt" officeooo:rsid="000984e8" officeooo:paragraph-rsid="0004925c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2pt" officeooo:rsid="000984e8" officeooo:paragraph-rsid="00050031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2pt" officeooo:rsid="000984e8" officeooo:paragraph-rsid="000a6778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2pt" fo:font-weight="bold" officeooo:rsid="000984e8" officeooo:paragraph-rsid="0004925c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" fo:font-size="12pt" fo:font-weight="bold" officeooo:rsid="000984e8" officeooo:paragraph-rsid="00050031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" fo:font-size="12pt" fo:font-weight="bold" officeooo:rsid="000984e8" officeooo:paragraph-rsid="000a6778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" fo:font-size="12pt" fo:font-weight="bold" officeooo:rsid="000aa748" officeooo:paragraph-rsid="0004925c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ejaVu Sans" fo:font-size="12pt" fo:font-weight="bold" officeooo:rsid="000aa748" officeooo:paragraph-rsid="00050031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ejaVu Sans" fo:font-size="12pt" fo:font-weight="bold" officeooo:rsid="000aa748" officeooo:paragraph-rsid="000a677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DejaVu Sans" fo:font-size="12pt" fo:font-weight="bold" officeooo:rsid="000aa748" officeooo:paragraph-rsid="000b5118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ejaVu Sans" fo:font-size="12pt" fo:font-weight="bold" officeooo:rsid="000ba611" officeooo:paragraph-rsid="000ba611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DejaVu Sans" fo:font-size="12pt" fo:font-weight="normal" officeooo:rsid="00050031" officeooo:paragraph-rsid="00050031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ans" fo:font-size="12pt" fo:font-weight="normal" officeooo:rsid="00050031" officeooo:paragraph-rsid="000a677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ans" fo:font-size="12pt" fo:font-weight="normal" officeooo:rsid="00055458" officeooo:paragraph-rsid="0005003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Sans" fo:font-size="12pt" fo:font-weight="normal" officeooo:rsid="000a6778" officeooo:paragraph-rsid="000a677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ans" fo:font-size="12pt" fo:font-weight="normal" officeooo:rsid="000b5118" officeooo:paragraph-rsid="000b511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officeooo:paragraph-rsid="0004925c"/>
    </style:style>
    <style:style style:name="P19" style:family="paragraph" style:parent-style-name="Standard">
      <style:paragraph-properties fo:text-align="start" style:justify-single-word="false"/>
      <style:text-properties officeooo:paragraph-rsid="00050031"/>
    </style:style>
    <style:style style:name="P20" style:family="paragraph" style:parent-style-name="Standard">
      <style:paragraph-properties fo:text-align="start" style:justify-single-word="false"/>
      <style:text-properties officeooo:paragraph-rsid="000a6778"/>
    </style:style>
    <style:style style:name="P21" style:family="paragraph" style:parent-style-name="Standard">
      <style:paragraph-properties fo:text-align="center" style:justify-single-word="false"/>
      <style:text-properties officeooo:paragraph-rsid="0004925c"/>
    </style:style>
    <style:style style:name="P22" style:family="paragraph" style:parent-style-name="Standard">
      <style:paragraph-properties fo:text-align="start" style:justify-single-word="false" fo:break-before="page"/>
      <style:text-properties style:font-name="DejaVu Sans" fo:font-size="12pt" fo:font-weight="bold" officeooo:rsid="000984e8" officeooo:paragraph-rsid="0004925c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 fo:break-before="page"/>
      <style:text-properties style:font-name="DejaVu Sans" fo:font-size="12pt" fo:font-weight="bold" officeooo:rsid="000984e8" officeooo:paragraph-rsid="00050031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 fo:break-before="page"/>
      <style:text-properties officeooo:paragraph-rsid="000a6778"/>
    </style:style>
    <style:style style:name="P25" style:family="paragraph" style:parent-style-name="Standard">
      <loext:graphic-properties draw:fill="none"/>
      <style:paragraph-properties fo:margin-left="0.7cm" fo:margin-right="0cm" fo:text-align="start" style:justify-single-word="false" fo:text-indent="-0.6cm" style:auto-text-indent="false" fo:background-color="transparent"/>
      <style:text-properties style:font-name="DejaVu Sans" fo:font-size="12pt" fo:font-weight="normal" officeooo:rsid="00055458" officeooo:paragraph-rsid="00055458" style:font-size-asian="10.5pt" style:font-weight-asian="normal" style:font-size-complex="12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rsid="00050031" officeooo:paragraph-rsid="00050031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weight="normal" officeooo:rsid="00050031" officeooo:paragraph-rsid="00050031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0a6778"/>
    </style:style>
    <style:style style:name="P2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050031"/>
    </style:style>
    <style:style style:name="P3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055458"/>
    </style:style>
    <style:style style:name="P3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0a6778"/>
    </style:style>
    <style:style style:name="P3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DejaVu Sans" fo:font-size="12pt" fo:font-weight="normal" officeooo:rsid="00055458" officeooo:paragraph-rsid="0005545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DejaVu Sans" fo:font-size="12pt" fo:font-weight="normal" officeooo:rsid="000984e8" officeooo:paragraph-rsid="0004925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DejaVu Sans" fo:font-size="12pt" fo:font-weight="normal" officeooo:rsid="00050031" officeooo:paragraph-rsid="00050031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DejaVu Sans" fo:font-size="12pt" fo:font-weight="bold" officeooo:rsid="000984e8" officeooo:paragraph-rsid="000d7825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DejaVu Sans" fo:font-size="12pt" fo:font-weight="bold" officeooo:rsid="000984e8" officeooo:paragraph-rsid="000ec3b9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DejaVu Sans" fo:font-size="12pt" fo:font-weight="bold" officeooo:rsid="000aa748" officeooo:paragraph-rsid="000d7825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DejaVu Sans" fo:font-size="12pt" fo:font-weight="bold" officeooo:rsid="000aa748" officeooo:paragraph-rsid="000a6778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DejaVu Sans" fo:font-size="12pt" fo:font-weight="bold" officeooo:rsid="000aa748" officeooo:paragraph-rsid="000ec3b9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DejaVu Sans" fo:font-size="12pt" officeooo:rsid="000984e8" officeooo:paragraph-rsid="000d7825" style:font-size-asian="10.5pt" style:font-size-complex="12pt"/>
    </style:style>
    <style:style style:name="P41" style:family="paragraph" style:parent-style-name="Standard">
      <style:paragraph-properties fo:text-align="start" style:justify-single-word="false"/>
      <style:text-properties style:font-name="DejaVu Sans" fo:font-size="12pt" officeooo:rsid="000984e8" officeooo:paragraph-rsid="000ec3b9" style:font-size-asian="10.5pt" style:font-size-complex="12pt"/>
    </style:style>
    <style:style style:name="P42" style:family="paragraph" style:parent-style-name="Standard">
      <style:paragraph-properties fo:text-align="start" style:justify-single-word="false"/>
      <style:text-properties officeooo:paragraph-rsid="0004925c"/>
    </style:style>
    <style:style style:name="P43" style:family="paragraph" style:parent-style-name="Standard">
      <style:paragraph-properties fo:text-align="start" style:justify-single-word="false"/>
      <style:text-properties officeooo:paragraph-rsid="000d7825"/>
    </style:style>
    <style:style style:name="P44" style:family="paragraph" style:parent-style-name="Standard">
      <style:paragraph-properties fo:text-align="start" style:justify-single-word="false"/>
      <style:text-properties officeooo:paragraph-rsid="000ec3b9"/>
    </style:style>
    <style:style style:name="P45" style:family="paragraph" style:parent-style-name="Standard">
      <style:paragraph-properties fo:text-align="start" style:justify-single-word="false"/>
      <style:text-properties officeooo:rsid="00050031" officeooo:paragraph-rsid="00050031"/>
    </style:style>
    <style:style style:name="P46" style:family="paragraph" style:parent-style-name="Standard">
      <style:paragraph-properties fo:text-align="start" style:justify-single-word="false"/>
      <style:text-properties fo:font-weight="bold" officeooo:rsid="000d7825" officeooo:paragraph-rsid="000d7825" style:font-weight-asian="bold" style:font-weight-complex="bold"/>
    </style:style>
    <style:style style:name="P47" style:family="paragraph" style:parent-style-name="Standard" style:list-style-name="L1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DejaVu Sans" fo:font-size="12pt" fo:font-weight="normal" officeooo:rsid="00050031" officeooo:paragraph-rsid="000a6778" style:font-size-asian="10.5pt" style:font-weight-asian="normal" style:font-size-complex="12pt" style:font-weight-complex="normal"/>
    </style:style>
    <style:style style:name="P4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04925c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rsid="00050031" officeooo:paragraph-rsid="000d7825"/>
    </style:style>
    <style:style style:name="P5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rsid="00050031" officeooo:paragraph-rsid="000ec3b9"/>
    </style:style>
    <style:style style:name="P5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weight="normal" officeooo:rsid="00050031" officeooo:paragraph-rsid="00050031" style:font-weight-asian="normal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weight="normal" officeooo:rsid="00050031" officeooo:paragraph-rsid="000d7825" style:font-weight-asian="normal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weight="normal" officeooo:rsid="00050031" officeooo:paragraph-rsid="000ec3b9" style:font-weight-asian="normal" style:font-weight-complex="normal"/>
    </style:style>
    <style:style style:name="P5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0d7825"/>
    </style:style>
    <style:style style:name="P5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0ec3b9"/>
    </style:style>
    <style:style style:name="P56" style:family="paragraph" style:parent-style-name="Standard">
      <style:paragraph-properties fo:text-align="start" style:justify-single-word="false" fo:break-before="page"/>
      <style:text-properties style:font-name="DejaVu Sans" fo:font-size="12pt" fo:font-weight="bold" officeooo:rsid="000984e8" officeooo:paragraph-rsid="00050031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 fo:break-before="page"/>
      <style:text-properties style:font-name="DejaVu Sans" fo:font-size="12pt" fo:font-weight="bold" officeooo:rsid="000984e8" officeooo:paragraph-rsid="000d7825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 fo:break-before="page"/>
      <style:text-properties style:font-name="DejaVu Sans" fo:font-size="12pt" fo:font-weight="bold" officeooo:rsid="000984e8" officeooo:paragraph-rsid="000ec3b9" style:font-size-asian="10.5pt" style:font-weight-asian="bold" style:font-size-complex="12pt" style:font-weight-complex="bold"/>
    </style:style>
    <style:style style:name="T1" style:family="text">
      <style:text-properties style:font-name="DejaVu Sans" fo:font-size="12pt" fo:font-weight="bold" style:font-size-asian="10.5pt" style:font-weight-asian="bold" style:font-size-complex="12pt" style:font-weight-complex="bold"/>
    </style:style>
    <style:style style:name="T2" style:family="text">
      <style:text-properties style:font-name="DejaVu Sans" fo:font-size="12pt" fo:font-weight="bold" officeooo:rsid="000984e8" style:font-size-asian="10.5pt" style:font-weight-asian="bold" style:font-size-complex="12pt" style:font-weight-complex="bold"/>
    </style:style>
    <style:style style:name="T3" style:family="text">
      <style:text-properties style:font-name="DejaVu Sans" fo:font-size="12pt" fo:font-weight="bold" officeooo:rsid="0004925c" style:font-size-asian="10.5pt" style:font-weight-asian="bold" style:font-size-complex="12pt" style:font-weight-complex="bold"/>
    </style:style>
    <style:style style:name="T4" style:family="text">
      <style:text-properties style:font-name="DejaVu Sans" fo:font-size="12pt" fo:font-weight="bold" officeooo:rsid="00050031" style:font-size-asian="10.5pt" style:font-weight-asian="bold" style:font-size-complex="12pt" style:font-weight-complex="bold"/>
    </style:style>
    <style:style style:name="T5" style:family="text">
      <style:text-properties style:font-name="DejaVu Sans" fo:font-size="12pt" fo:font-weight="bold" officeooo:rsid="00055458" style:font-size-asian="10.5pt" style:font-weight-asian="bold" style:font-size-complex="12pt" style:font-weight-complex="bold"/>
    </style:style>
    <style:style style:name="T6" style:family="text">
      <style:text-properties style:font-name="DejaVu Sans" fo:font-size="12pt" fo:font-weight="bold" officeooo:rsid="000a6778" style:font-size-asian="10.5pt" style:font-weight-asian="bold" style:font-size-complex="12pt" style:font-weight-complex="bold"/>
    </style:style>
    <style:style style:name="T7" style:family="text">
      <style:text-properties style:font-name="DejaVu Sans" fo:font-size="12pt" fo:font-weight="bold" officeooo:rsid="000b5118" style:font-size-asian="10.5pt" style:font-weight-asian="bold" style:font-size-complex="12pt" style:font-weight-complex="bold"/>
    </style:style>
    <style:style style:name="T8" style:family="text">
      <style:text-properties style:font-name="DejaVu Sans" fo:font-size="12pt" fo:font-weight="bold" officeooo:rsid="000ba611" style:font-size-asian="10.5pt" style:font-weight-asian="bold" style:font-size-complex="12pt" style:font-weight-complex="bold"/>
    </style:style>
    <style:style style:name="T9" style:family="text">
      <style:text-properties style:font-name="DejaVu Sans" fo:font-size="12pt" fo:font-weight="bold" officeooo:rsid="000d7825" style:font-size-asian="10.5pt" style:font-weight-asian="bold" style:font-size-complex="12pt" style:font-weight-complex="bold"/>
    </style:style>
    <style:style style:name="T10" style:family="text">
      <style:text-properties style:font-name="DejaVu Sans" fo:font-size="12pt" fo:font-weight="bold" officeooo:rsid="000e97f8" style:font-size-asian="10.5pt" style:font-weight-asian="bold" style:font-size-complex="12pt" style:font-weight-complex="bold"/>
    </style:style>
    <style:style style:name="T11" style:family="text">
      <style:text-properties style:font-name="DejaVu Sans" fo:font-size="12pt" fo:font-weight="bold" officeooo:rsid="000ec3b9" style:font-size-asian="10.5pt" style:font-weight-asian="bold" style:font-size-complex="12pt" style:font-weight-complex="bold"/>
    </style:style>
    <style:style style:name="T12" style:family="text">
      <style:text-properties style:font-name="DejaVu Sans" fo:font-size="12pt" style:font-size-asian="10.5pt" style:font-size-complex="12pt"/>
    </style:style>
    <style:style style:name="T13" style:family="text">
      <style:text-properties style:font-name="DejaVu Sans" fo:font-size="12pt" officeooo:rsid="000984e8" style:font-size-asian="10.5pt" style:font-size-complex="12pt"/>
    </style:style>
    <style:style style:name="T14" style:family="text">
      <style:text-properties style:font-name="DejaVu Sans" fo:font-size="12pt" officeooo:rsid="0004925c" style:font-size-asian="10.5pt" style:font-size-complex="12pt"/>
    </style:style>
    <style:style style:name="T15" style:family="text">
      <style:text-properties style:font-name="DejaVu Sans" fo:font-size="12pt" officeooo:rsid="00050031" style:font-size-asian="10.5pt" style:font-size-complex="12pt"/>
    </style:style>
    <style:style style:name="T16" style:family="text">
      <style:text-properties style:font-name="DejaVu Sans" fo:font-size="12pt" officeooo:rsid="00055458" style:font-size-asian="10.5pt" style:font-size-complex="12pt"/>
    </style:style>
    <style:style style:name="T17" style:family="text">
      <style:text-properties style:font-name="DejaVu Sans" fo:font-size="12pt" officeooo:rsid="00065a91" style:font-size-asian="10.5pt" style:font-size-complex="12pt"/>
    </style:style>
    <style:style style:name="T18" style:family="text">
      <style:text-properties style:font-name="DejaVu Sans" fo:font-size="12pt" officeooo:rsid="000f0d0c" style:font-size-asian="10.5pt" style:font-size-complex="12pt"/>
    </style:style>
    <style:style style:name="T19" style:family="text">
      <style:text-properties style:font-name="DejaVu Sans" fo:font-size="12pt" officeooo:rsid="000a6778" style:font-size-asian="10.5pt" style:font-size-complex="12pt"/>
    </style:style>
    <style:style style:name="T20" style:family="text">
      <style:text-properties style:font-name="DejaVu Sans" fo:font-size="12pt" officeooo:rsid="000b5118" style:font-size-asian="10.5pt" style:font-size-complex="12pt"/>
    </style:style>
    <style:style style:name="T21" style:family="text">
      <style:text-properties style:font-name="DejaVu Sans" fo:font-size="12pt" officeooo:rsid="000d7825" style:font-size-asian="10.5pt" style:font-size-complex="12pt"/>
    </style:style>
    <style:style style:name="T22" style:family="text">
      <style:text-properties style:font-name="DejaVu Sans" fo:font-size="12pt" officeooo:rsid="000e97f8" style:font-size-asian="10.5pt" style:font-size-complex="12pt"/>
    </style:style>
    <style:style style:name="T23" style:family="text">
      <style:text-properties style:font-name="DejaVu Sans" fo:font-size="12pt" officeooo:rsid="000ec3b9" style:font-size-asian="10.5pt" style:font-size-complex="12pt"/>
    </style:style>
    <style:style style:name="T24" style:family="text">
      <style:text-properties style:font-name="DejaVu Sans" fo:font-size="12pt" fo:font-weight="normal" style:font-size-asian="10.5pt" style:font-weight-asian="normal" style:font-size-complex="12pt" style:font-weight-complex="normal"/>
    </style:style>
    <style:style style:name="T25" style:family="text">
      <style:text-properties style:font-name="DejaVu Sans" fo:font-size="12pt" fo:font-weight="normal" officeooo:rsid="000984e8" style:font-size-asian="10.5pt" style:font-weight-asian="normal" style:font-size-complex="12pt" style:font-weight-complex="normal"/>
    </style:style>
    <style:style style:name="T26" style:family="text">
      <style:text-properties style:font-name="DejaVu Sans" fo:font-size="12pt" fo:font-weight="normal" officeooo:rsid="0004925c" style:font-size-asian="10.5pt" style:font-weight-asian="normal" style:font-size-complex="12pt" style:font-weight-complex="normal"/>
    </style:style>
    <style:style style:name="T27" style:family="text">
      <style:text-properties style:font-name="DejaVu Sans" fo:font-size="12pt" fo:font-weight="normal" officeooo:rsid="00050031" style:font-size-asian="10.5pt" style:font-weight-asian="normal" style:font-size-complex="12pt" style:font-weight-complex="normal"/>
    </style:style>
    <style:style style:name="T28" style:family="text">
      <style:text-properties style:font-name="DejaVu Sans" fo:font-size="12pt" fo:font-weight="normal" officeooo:rsid="00055458" style:font-size-asian="10.5pt" style:font-weight-asian="normal" style:font-size-complex="12pt" style:font-weight-complex="normal"/>
    </style:style>
    <style:style style:name="T29" style:family="text">
      <style:text-properties style:font-name="DejaVu Sans" fo:font-size="12pt" fo:font-weight="normal" officeooo:rsid="00065a91" style:font-size-asian="10.5pt" style:font-weight-asian="normal" style:font-size-complex="12pt" style:font-weight-complex="normal"/>
    </style:style>
    <style:style style:name="T30" style:family="text">
      <style:text-properties style:font-name="DejaVu Sans" fo:font-size="12pt" fo:font-weight="normal" officeooo:rsid="000fc22a" style:font-size-asian="10.5pt" style:font-weight-asian="normal" style:font-size-complex="12pt" style:font-weight-complex="normal"/>
    </style:style>
    <style:style style:name="T31" style:family="text">
      <style:text-properties style:font-name="DejaVu Sans" fo:font-size="12pt" fo:font-weight="normal" officeooo:rsid="000f0d0c" style:font-size-asian="10.5pt" style:font-weight-asian="normal" style:font-size-complex="12pt" style:font-weight-complex="normal"/>
    </style:style>
    <style:style style:name="T32" style:family="text">
      <style:text-properties style:font-name="DejaVu Sans" fo:font-size="12pt" fo:font-weight="normal" officeooo:rsid="000a6778" style:font-size-asian="10.5pt" style:font-weight-asian="normal" style:font-size-complex="12pt" style:font-weight-complex="normal"/>
    </style:style>
    <style:style style:name="T33" style:family="text">
      <style:text-properties style:font-name="DejaVu Sans" fo:font-size="12pt" fo:font-weight="normal" officeooo:rsid="000b5118" style:font-size-asian="10.5pt" style:font-weight-asian="normal" style:font-size-complex="12pt" style:font-weight-complex="normal"/>
    </style:style>
    <style:style style:name="T34" style:family="text">
      <style:text-properties style:font-name="DejaVu Sans" fo:font-size="12pt" fo:font-weight="normal" officeooo:rsid="000d7825" style:font-size-asian="10.5pt" style:font-weight-asian="normal" style:font-size-complex="12pt" style:font-weight-complex="normal"/>
    </style:style>
    <style:style style:name="T35" style:family="text">
      <style:text-properties style:font-name="DejaVu Sans" fo:font-size="12pt" fo:font-weight="normal" officeooo:rsid="000e97f8" style:font-size-asian="10.5pt" style:font-weight-asian="normal" style:font-size-complex="12pt" style:font-weight-complex="normal"/>
    </style:style>
    <style:style style:name="T36" style:family="text">
      <style:text-properties style:font-name="DejaVu Sans" fo:font-size="12pt" fo:font-weight="normal" officeooo:rsid="000ec3b9" style:font-size-asian="10.5pt" style:font-weight-asian="normal" style:font-size-complex="12pt" style:font-weight-complex="normal"/>
    </style:style>
    <style:style style:name="T37" style:family="text">
      <style:text-properties style:font-name="DejaVu Sans" fo:font-size="32pt" officeooo:rsid="000984e8" style:font-size-asian="32pt" style:font-size-complex="32pt"/>
    </style:style>
    <style:style style:name="T38" style:family="text">
      <style:text-properties style:font-name="DejaVu Sans" fo:font-size="32pt" officeooo:rsid="0004925c" style:font-size-asian="32pt" style:font-size-complex="32pt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04925c" style:font-weight-asian="bold" style:font-weight-complex="bold"/>
    </style:style>
    <style:style style:name="T41" style:family="text">
      <style:text-properties fo:font-weight="bold" officeooo:rsid="000e97f8" style:font-weight-asian="bold" style:font-weight-complex="bold"/>
    </style:style>
    <style:style style:name="T42" style:family="text">
      <style:text-properties officeooo:rsid="0004925c"/>
    </style:style>
    <style:style style:name="T43" style:family="text">
      <style:text-properties officeooo:rsid="00050031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055458" style:font-weight-asian="normal" style:font-weight-complex="normal"/>
    </style:style>
    <style:style style:name="T46" style:family="text">
      <style:text-properties fo:font-weight="normal" officeooo:rsid="000a6778" style:font-weight-asian="normal" style:font-weight-complex="normal"/>
    </style:style>
    <style:style style:name="T47" style:family="text">
      <style:text-properties fo:font-weight="normal" officeooo:rsid="000b5118" style:font-weight-asian="normal" style:font-weight-complex="normal"/>
    </style:style>
    <style:style style:name="T48" style:family="text">
      <style:text-properties fo:font-weight="normal" officeooo:rsid="00050031" style:font-weight-asian="normal" style:font-weight-complex="normal"/>
    </style:style>
    <style:style style:name="T49" style:family="text">
      <style:text-properties fo:font-weight="normal" officeooo:rsid="000e97f8" style:font-weight-asian="normal" style:font-weight-complex="normal"/>
    </style:style>
    <style:style style:name="T50" style:family="text">
      <style:text-properties fo:font-weight="normal" officeooo:rsid="000ec3b9" style:font-weight-asian="normal" style:font-weight-complex="normal"/>
    </style:style>
    <style:style style:name="T51" style:family="text">
      <style:text-properties officeooo:rsid="00055458"/>
    </style:style>
    <style:style style:name="T52" style:family="text">
      <style:text-properties officeooo:rsid="000a6778"/>
    </style:style>
    <style:style style:name="T53" style:family="text">
      <style:text-properties officeooo:rsid="000b5118"/>
    </style:style>
    <style:style style:name="T54" style:family="text">
      <style:text-properties officeooo:rsid="000d7825"/>
    </style:style>
    <style:style style:name="T55" style:family="text">
      <style:text-properties officeooo:rsid="000e97f8"/>
    </style:style>
    <style:style style:name="T56" style:family="text">
      <style:text-properties officeooo:rsid="000ec3b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>Cas d’Utilisation du package</text:p>
      <text:p text:style-name="P21"><text:span text:style-name="T37">« </text:span><text:span text:style-name="T38">Achats</text:span><text:span text:style-name="T37"> »</text:span></text:p>
      <text:p text:style-name="P22">Cas d’Utilisation n°<text:span text:style-name="T54">2-</text:span>00<text:span text:style-name="T54">1</text:span></text:p>
      <text:p text:style-name="P18"><text:span text:style-name="T2">Nom :</text:span><text:span text:style-name="T13"> </text:span><text:span text:style-name="T14">Consulter la carte d’une pizzeria</text:span></text:p>
      <text:p text:style-name="P18"><text:span text:style-name="T2">Acteur(s) :</text:span><text:span text:style-name="T13"> </text:span><text:span text:style-name="T14">Utilisateur</text:span></text:p>
      <text:p text:style-name="P18"><text:span text:style-name="T2">Description :</text:span><text:span text:style-name="T13"> </text:span><text:span text:style-name="T14">Afficher le choix des pizza disponibles dans une pizzeria.</text:span></text:p>
      <text:p text:style-name="P2"><text:span text:style-name="T39">Pré-condition(s) :</text:span> — </text:p>
      <text:p text:style-name="P18"><text:span text:style-name="T2">Déclencheur :</text:span><text:span text:style-name="T13"> </text:span><text:span text:style-name="T14">L’utilisateur demande à consulter la carte.</text:span></text:p>
      <text:p text:style-name="P5">Scénario nominal :</text:p>
      <text:p text:style-name="P48"><text:span text:style-name="T25"><text:tab/></text:span><text:span text:style-name="T34">1. </text:span><text:span text:style-name="T25">Le </text:span><text:span text:style-name="T2">Système </text:span><text:span text:style-name="T3">affiche </text:span><text:span text:style-name="T26">les pizzeria les plus proches</text:span><text:span text:style-name="T25">.</text:span></text:p>
      <text:p text:style-name="P33"><text:tab/><text:span text:style-name="T54">2. </text:span>L’<text:span text:style-name="T40">Utilisateur sélectionne</text:span><text:span text:style-name="T42"> la pizzeria dont il souhaite voir la carte</text:span>.</text:p>
      <text:p text:style-name="P18"><text:span text:style-name="T25"><text:tab/></text:span><text:span text:style-name="T34">3. </text:span><text:span text:style-name="T25">Le </text:span><text:span text:style-name="T2">Système </text:span><text:span text:style-name="T3">affiche</text:span><text:span text:style-name="T25"> la </text:span><text:span text:style-name="T26">carte des pizza.</text:span></text:p>
      <text:p text:style-name="P13"/>
      <text:p text:style-name="P8">Scénario alternatif :</text:p>
      <text:p text:style-name="P45"><text:span text:style-name="T26"><text:tab/></text:span><text:span text:style-name="T34">4. </text:span><text:span text:style-name="T26">L’</text:span><text:span text:style-name="T1">Utilisateur sélectionne </text:span><text:span text:style-name="T24">une pizza.</text:span></text:p>
      <text:p text:style-name="P13"><text:tab/><text:span text:style-name="T54">5. </text:span>Le <text:span text:style-name="T39">Système affiche</text:span> les détails concernant la pizza (composition, prix etc...)</text:p>
      <text:p text:style-name="P8">Scénario d’exception :<text:span text:style-name="T44"> — </text:span></text:p>
      <text:p text:style-name="P8"/>
      <text:p text:style-name="P8"/>
      <text:p text:style-name="P23">Cas d’Utilisation n°<text:span text:style-name="T54">2-002</text:span></text:p>
      <text:p text:style-name="P19"><text:span text:style-name="T2">Nom :</text:span><text:span text:style-name="T13"> </text:span><text:span text:style-name="T15">Se constituer un panier</text:span></text:p>
      <text:p text:style-name="P19"><text:span text:style-name="T2">Acteur(s) :</text:span><text:span text:style-name="T13"> </text:span><text:span text:style-name="T14">Utilisateur</text:span></text:p>
      <text:p text:style-name="P19"><text:span text:style-name="T2">Description :</text:span><text:span text:style-name="T13"> </text:span><text:span text:style-name="T15">Choisir une ou plusieurs pizza à commander</text:span></text:p>
      <text:p text:style-name="P3"><text:span text:style-name="T39">Pré-condition(s) :</text:span> — </text:p>
      <text:p text:style-name="P19"><text:span text:style-name="T2">Déclencheur :</text:span><text:span text:style-name="T13"> </text:span><text:span text:style-name="T14">L’utilisateur demande à consulter la carte.</text:span></text:p>
      <text:p text:style-name="P6">Scénario nominal :</text:p>
      <text:p text:style-name="P29"><text:span text:style-name="T25"><text:tab/></text:span><text:span text:style-name="T33">1. </text:span><text:span text:style-name="T25">L</text:span><text:span text:style-name="T27">’</text:span><text:span text:style-name="T4">Utilisateur consulte</text:span><text:span text:style-name="T27"> la carte des pizza (Inclusion du cas d’Utilisation n°</text:span><text:span text:style-name="T34">2-001</text:span><text:span text:style-name="T27"> : Consulter la carte d’une pizzeria).</text:span></text:p>
      <text:p text:style-name="P26"><text:span text:style-name="T24"><text:tab/></text:span><text:span text:style-name="T33">2. </text:span><text:span text:style-name="T24">L’</text:span><text:span text:style-name="T1">Utilisateur sélectionne</text:span><text:span text:style-name="T24"> une pizza.</text:span></text:p>
      <text:p text:style-name="P26"><text:span text:style-name="T24"><text:tab/></text:span><text:span text:style-name="T33">3. Le </text:span><text:span text:style-name="T7">Système affiche</text:span><text:span text:style-name="T33"> le détail de la pizza.</text:span></text:p>
      <text:p text:style-name="P27"><text:span text:style-name="T12"><text:tab/></text:span><text:span text:style-name="T20">4. </text:span><text:span text:style-name="T12">L’</text:span><text:span text:style-name="T1">Utilisateur choisit</text:span><text:span text:style-name="T12"> le nombre de pizza qu’il veut inclure dans sa commande et </text:span><text:span text:style-name="T1">valide.</text:span></text:p>
      <text:p text:style-name="P27"><text:span text:style-name="T1"><text:tab/></text:span><text:span text:style-name="T20">5. Le </text:span><text:span text:style-name="T7">Système </text:span><text:span text:style-name="T20">consulte les stocks de la pizzeria et </text:span><text:span text:style-name="T7">enregistre</text:span><text:span text:style-name="T20"> la pizza et le nombre demandé.</text:span></text:p>
      <text:p text:style-name="P9">Scénario alternatif :<text:span text:style-name="T44"> </text:span></text:p>
      <text:p text:style-name="P11"><text:span text:style-name="T44"><text:tab/></text:span><text:span text:style-name="T47">6. </text:span><text:span text:style-name="T48">L’</text:span><text:span text:style-name="T43">Utilisateur répète</text:span><text:span text:style-name="T48"> les étapes </text:span><text:span text:style-name="T47">1</text:span><text:span text:style-name="T48">. </text:span><text:span text:style-name="T47">à</text:span><text:span text:style-name="T48"> </text:span><text:span text:style-name="T47">5</text:span><text:span text:style-name="T48">. autant de fois qu’il le souhaite.</text:span></text:p>
      <text:p text:style-name="P11">Scénario d’exception :</text:p>
      <text:p text:style-name="P11"><text:span text:style-name="T44"><text:tab/><text:tab/></text:span><text:span text:style-name="T47">5. a) Le stock est insuffisant pour le nombre de pizza demandé.</text:span></text:p>
      <text:p text:style-name="P11"><text:span text:style-name="T47"><text:tab/><text:tab/><text:tab/>5. a) i) Le </text:span><text:span text:style-name="T53">Système affiche</text:span><text:span text:style-name="T47"> une alerte à l’utilisateur, notifiant le nombre de pizza disponibles.</text:span></text:p>
      <text:p text:style-name="P17"><text:tab/><text:tab/><text:tab/>5. a) ii) Retour à l’étape 1.</text:p>
      <text:p text:style-name="P13"/>
      <text:p text:style-name="P57">Cas d’Utilisation n°<text:span text:style-name="T54">2-003</text:span></text:p>
      <text:p text:style-name="P43"><text:span text:style-name="T2">Nom :</text:span><text:span text:style-name="T13"> </text:span><text:span text:style-name="T21">Payer en ligne</text:span></text:p>
      <text:p text:style-name="P46"><text:span text:style-name="T21">E</text:span><text:span text:style-name="T12">xtension :</text:span><text:span text:style-name="T24"> Ce Cas d’Utilisation étend au point EXT3 le Cas d’Utilisation 2-004 : Passer une commande.</text:span></text:p>
      <text:p text:style-name="P43"><text:span text:style-name="T2">Acteur(s) :</text:span><text:span text:style-name="T13"> </text:span><text:span text:style-name="T21">Client, &lt;&lt;SYSTEME&gt;&gt; Système de paiement en ligne.</text:span></text:p>
      <text:p text:style-name="P43"><text:span text:style-name="T2">Description :</text:span><text:span text:style-name="T13"> </text:span><text:span text:style-name="T21">Payer en ligne sa commande</text:span></text:p>
      <text:p text:style-name="P40"><text:span text:style-name="T39">Pré-condition(s) :</text:span> — </text:p>
      <text:p text:style-name="P43"><text:span text:style-name="T2">Déclencheur :</text:span><text:span text:style-name="T13"> </text:span><text:span text:style-name="T14">L’utilisateur </text:span><text:span text:style-name="T21">choisit</text:span><text:span text:style-name="T14"> à </text:span><text:span text:style-name="T21">payer en ligne.</text:span></text:p>
      <text:p text:style-name="P35">Scénario nominal :</text:p>
      <text:p text:style-name="P54"><text:span text:style-name="T25"><text:tab/></text:span><text:span text:style-name="T33">1. </text:span><text:span text:style-name="T34">Le </text:span><text:span text:style-name="T9">Système</text:span><text:span text:style-name="T4"> </text:span><text:span text:style-name="T9">affiche</text:span><text:span text:style-name="T27"> l</text:span><text:span text:style-name="T34">e formulaire de paiement du </text:span><text:span text:style-name="T9">Système de paiement en ligne</text:span><text:span text:style-name="T27">.</text:span></text:p>
      <text:p text:style-name="P49"><text:span text:style-name="T24"><text:tab/></text:span><text:span text:style-name="T33">2. </text:span><text:span text:style-name="T24">L’</text:span><text:span text:style-name="T1">Utilisateur </text:span><text:span text:style-name="T9">renseigne</text:span><text:span text:style-name="T24"> </text:span><text:span text:style-name="T34">les informations demandées et </text:span><text:span text:style-name="T9">valide</text:span><text:span text:style-name="T24">.</text:span></text:p>
      <text:p text:style-name="P49"><text:span text:style-name="T24"><text:tab/></text:span><text:span text:style-name="T33">3. Le </text:span><text:span text:style-name="T7">Système </text:span><text:span text:style-name="T9">envoie</text:span><text:span text:style-name="T33"> le</text:span><text:span text:style-name="T34">s données au </text:span><text:span text:style-name="T9">Système de paiement en ligne</text:span><text:span text:style-name="T33">.</text:span></text:p>
      <text:p text:style-name="P52"><text:span text:style-name="T12"><text:tab/></text:span><text:span text:style-name="T20">4. </text:span><text:span text:style-name="T21">Le</text:span><text:span text:style-name="T9"> Système de paiement en ligne vérifie </text:span><text:span text:style-name="T21">la validité des informations.</text:span></text:p>
      <text:p text:style-name="P52"><text:span text:style-name="T1"><text:tab/></text:span><text:span text:style-name="T20">5. Le </text:span><text:span text:style-name="T7">Système </text:span><text:span text:style-name="T9">de paiement en ligne procède</text:span><text:span text:style-name="T21"> au paiement</text:span><text:span text:style-name="T20">.</text:span></text:p>
      <text:p text:style-name="P52"><text:span text:style-name="T20"><text:tab/></text:span><text:span text:style-name="T22">6. Le </text:span><text:span text:style-name="T10">Système</text:span><text:span text:style-name="T22"> enregistre la procédure de paiement.</text:span></text:p>
      <text:p text:style-name="P37">Scénario alternatif :<text:span text:style-name="T44"> </text:span></text:p>
      <text:p text:style-name="P37">Scénario d’exception :</text:p>
      <text:p text:style-name="P37"><text:span text:style-name="T44"><text:tab/><text:tab/></text:span><text:span text:style-name="T47">5. a) </text:span><text:span text:style-name="T49">Le paiement n’aboutit pas.</text:span></text:p>
      <text:p text:style-name="P37"><text:span text:style-name="T49"><text:tab/><text:tab/><text:tab/>5. a) I) Le </text:span><text:span text:style-name="T55">Système</text:span><text:span text:style-name="T49"> quitte la procédure de paiement et revient à la page précédente.</text:span></text:p>
      <text:p text:style-name="P23">Cas d’Utilisation n°<text:span text:style-name="T54">2-004</text:span></text:p>
      <text:p text:style-name="P19"><text:span text:style-name="T2">Nom :</text:span><text:span text:style-name="T13"> </text:span><text:span text:style-name="T15">Passer une Commande</text:span></text:p>
      <text:p text:style-name="P19"><text:span text:style-name="T2">Acteur(s) :</text:span><text:span text:style-name="T13"> </text:span><text:span text:style-name="T21">Acheteur</text:span></text:p>
      <text:p text:style-name="P19"><text:span text:style-name="T2">Description :</text:span><text:span text:style-name="T4"> </text:span><text:span text:style-name="T27">Commander une ou plusieurs pizza.</text:span></text:p>
      <text:p text:style-name="P19"><text:span text:style-name="T2">Pré-condition(s) :</text:span><text:span text:style-name="T13"> </text:span><text:span text:style-name="T15">S’être constitué un panier</text:span><text:span text:style-name="T13">, </text:span><text:span text:style-name="T16">l’Utilisateur doit être identifié.</text:span></text:p>
      <text:p text:style-name="P19"><text:span text:style-name="T2">Déclencheur :</text:span><text:span text:style-name="T13"> </text:span><text:span text:style-name="T14">L’utilisateur </text:span><text:span text:style-name="T15">valide le contenu de son panier.</text:span></text:p>
      <text:p text:style-name="P6">Scénario nominal :</text:p>
      <text:p text:style-name="P12">0 constituer panier</text:p>
      <text:p text:style-name="P29"><text:span text:style-name="T25"><text:tab/></text:span><text:span text:style-name="T29">1. </text:span><text:span text:style-name="T25">L</text:span><text:span text:style-name="T27">e </text:span><text:span text:style-name="T4">Syst</text:span><text:span text:style-name="T8">è</text:span><text:span text:style-name="T4">me affiche</text:span><text:span text:style-name="T27"> un récapitulatif de la commande (contenu du panier, prix total).</text:span></text:p>
      <text:p text:style-name="P26"><text:span text:style-name="T24"><text:tab/></text:span><text:span text:style-name="T29">2. </text:span><text:span text:style-name="T24">L’</text:span><text:span text:style-name="T1">Utilisateur valide </text:span><text:span text:style-name="T24">sa commande.</text:span></text:p>
      <text:p text:style-name="P27"><text:span text:style-name="T12"><text:tab/></text:span><text:span text:style-name="T17">3. </text:span><text:span text:style-name="T12">Le </text:span><text:span text:style-name="T1">Système affiche </text:span><text:span text:style-name="T12">les différents modes de commandes (livraison, réception en pizzeria).</text:span></text:p>
      <text:p text:style-name="P27"><text:span text:style-name="T12"><text:tab/></text:span><text:span text:style-name="T17">4. </text:span><text:span text:style-name="T12">L’</text:span><text:span text:style-name="T1">Utilisateur choisit</text:span><text:span text:style-name="T12"> parmi les propositions et valide.</text:span></text:p>
      <text:p text:style-name="P27"><text:span text:style-name="T12"><text:tab/></text:span><text:span text:style-name="T17">5. </text:span><text:span text:style-name="T12">Le </text:span><text:span text:style-name="T1">Système affiche </text:span><text:span text:style-name="T12">les différents moyens de paiement en fonction du mode de réception des pizza choisit (Paypal/ Carte Bleue, règlement en liquide à livraison, règlement sur place à réception).</text:span></text:p>
      <text:p text:style-name="P27"><text:span text:style-name="T12"><text:tab/></text:span><text:span text:style-name="T17">6. </text:span><text:span text:style-name="T12">L’</text:span><text:span text:style-name="T1">Utilisateur choisit </text:span><text:span text:style-name="T12">le mode de paiement qui lui convient.</text:span></text:p>
      <text:p text:style-name="P27"><text:span text:style-name="T12"><text:tab/></text:span><text:span text:style-name="T17">7. </text:span><text:span text:style-name="T12">Le </text:span><text:span text:style-name="T1">Sytème affiche </text:span><text:span text:style-name="T12">le récapitulatif complet de la commande ainsi que le prix total.</text:span></text:p>
      <text:p text:style-name="P27"><text:span text:style-name="T12"><text:tab/></text:span><text:span text:style-name="T22">8. Le </text:span><text:span text:style-name="T10">Client</text:span><text:span text:style-name="T22"> valide les informations.</text:span></text:p>
      <text:p text:style-name="P27"><text:span text:style-name="T22"><text:tab/>9. Le </text:span><text:span text:style-name="T10">Système</text:span><text:span text:style-name="T22"> </text:span><text:span text:style-name="T10">enregistre </text:span><text:span text:style-name="T22">la commande.</text:span></text:p>
      <text:p text:style-name="P9">Scénario alternatif :<text:span text:style-name="T44"> </text:span></text:p>
      <text:p text:style-name="P30"><text:span text:style-name="T28"><text:tab/>6. a) </text:span><text:span text:style-name="T35">Le </text:span><text:span text:style-name="T10">Client</text:span><text:span text:style-name="T5"> choisit </text:span><text:span text:style-name="T28">de payer en ligne sa commande.</text:span></text:p>
      <text:p text:style-name="P32"><text:tab/><text:tab/>6. a) i) Le <text:span text:style-name="T39">Système </text:span><text:span text:style-name="T41">procède </text:span><text:span text:style-name="T55">au paiement (extension au point EXT3)</text:span></text:p>
      <text:p text:style-name="P25"/>
      <text:p text:style-name="P9">Scénario d’exception <text:span text:style-name="T44">:</text:span></text:p>
      <text:p text:style-name="P9"><text:span text:style-name="T44"><text:tab/></text:span><text:span text:style-name="T45">2. a) L’</text:span><text:span text:style-name="T51">Utilisateur ne s’est pas</text:span><text:span text:style-name="T45"> </text:span><text:span text:style-name="T51">identifié</text:span><text:span text:style-name="T45"> sur le site / application.</text:span></text:p>
      <text:p text:style-name="P9"><text:span text:style-name="T45"><text:tab/><text:tab/>2. a) i) Le </text:span><text:span text:style-name="T51">Système</text:span><text:span text:style-name="T45"> </text:span><text:span text:style-name="T51">demande</text:span><text:span text:style-name="T45"> à l’Utilisateur de se connecter (inclusion du </text:span><text:span text:style-name="T49">C</text:span><text:span text:style-name="T45">as d’Utilisation n°</text:span><text:span text:style-name="T49">1-003</text:span><text:span text:style-name="T45"> : Se connecter à son compte).</text:span></text:p>
      <text:p text:style-name="P15"><text:tab/><text:tab/>2. a) ii) Retour à l’étape 2.</text:p>
      <text:p text:style-name="P24"><text:span text:style-name="T2">Cas d’Utilisation n°</text:span><text:span text:style-name="T11">2-005</text:span></text:p>
      <text:p text:style-name="P20"><text:span text:style-name="T2">Nom :</text:span><text:span text:style-name="T13"> </text:span><text:span text:style-name="T19">S</text:span><text:span text:style-name="T18">a</text:span><text:span text:style-name="T19">uvegarder une recette</text:span></text:p>
      <text:p text:style-name="P20"><text:span text:style-name="T2">Acteur(s) :</text:span><text:span text:style-name="T13"> </text:span><text:span text:style-name="T23">Client</text:span></text:p>
      <text:p text:style-name="P20"><text:span text:style-name="T2">Description :</text:span><text:span text:style-name="T13"> </text:span><text:span text:style-name="T19">Mettre une pizza en favoris</text:span></text:p>
      <text:p text:style-name="P4"><text:span text:style-name="T39">Pré-condition(s) :</text:span> — </text:p>
      <text:p text:style-name="P20"><text:span text:style-name="T2">Déclencheur :</text:span><text:span text:style-name="T13"> </text:span><text:span text:style-name="T18">Un client </text:span><text:span text:style-name="T23">désire garder sa pizza personnalisée ou sa pizza préférée à portée de main</text:span><text:span text:style-name="T18">.</text:span></text:p>
      <text:p text:style-name="P7">Scénario nominal :</text:p>
      <text:p text:style-name="P31"><text:span text:style-name="T25"><text:tab/></text:span><text:span text:style-name="T30">1. </text:span><text:span text:style-name="T25">L’</text:span><text:span text:style-name="T6">Utilisateur</text:span><text:span text:style-name="T32"> consulte la carte des pizza</text:span><text:span text:style-name="T31"> </text:span><text:span text:style-name="T32">(Inclusion du cas d’utilisation n°004 : Consulter la carte d’une pizzeria.</text:span></text:p>
      <text:p text:style-name="P31"><text:span text:style-name="T30"><text:tab/>2. </text:span><text:span text:style-name="T31">L</text:span><text:span text:style-name="T30">’</text:span><text:span text:style-name="T6">Utilisateur</text:span><text:span text:style-name="T32"> </text:span><text:span text:style-name="T6">sélectionne</text:span><text:span text:style-name="T32"> une pizza.</text:span></text:p>
      <text:p text:style-name="P31"><text:span text:style-name="T25"><text:tab/></text:span><text:span text:style-name="T30">3. </text:span><text:span text:style-name="T25">Le </text:span><text:span text:style-name="T2">Système </text:span><text:span text:style-name="T3">affiche</text:span><text:span text:style-name="T25"> l</text:span><text:span text:style-name="T32">es détails de la pizza.</text:span></text:p>
      <text:p text:style-name="P28"><text:span text:style-name="T30"><text:tab/>4. </text:span><text:span text:style-name="T32">L’</text:span><text:span text:style-name="T6">Utilisateur ajoute</text:span><text:span text:style-name="T32"> la pizza dans ses favoris</text:span><text:span text:style-name="T30">.</text:span></text:p>
      <text:p text:style-name="P28"><text:span text:style-name="T30"><text:tab/></text:span><text:span text:style-name="T32">5. Le </text:span><text:span text:style-name="T6">Système vérifie</text:span><text:span text:style-name="T32"> que la pizza ne soit pas déjà enregistrée, puis enregistre la pizza.</text:span></text:p>
      <text:p text:style-name="P14"/>
      <text:p text:style-name="P10">Scénario alternatif :</text:p>
      <text:p text:style-name="P10"><text:tab/><text:tab/><text:span text:style-name="T46">2. a) L’</text:span><text:span text:style-name="T52">Utilisateur compose</text:span><text:span text:style-name="T46"> sa propre pizza.</text:span></text:p>
      <text:p text:style-name="P10"><text:span text:style-name="T46"><text:tab/><text:tab/><text:tab/>2. a) i) L’</text:span><text:span text:style-name="T52">Utilisateur sélectionne</text:span><text:span text:style-name="T46"> ses ingrédients.</text:span></text:p>
      <text:p text:style-name="P10"><text:span text:style-name="T46"><text:tab/><text:tab/><text:tab/>2. a) ii) L’</text:span><text:span text:style-name="T52">Utilisateur nomme</text:span><text:span text:style-name="T46"> sa recette.</text:span></text:p>
      <text:p text:style-name="P16"><text:tab/><text:tab/><text:tab/>2. a) iii) Passage à l’étape 4.</text:p>
      <text:list xml:id="list1525685888" text:style-name="L1">
        <text:list-header>
          <text:p text:style-name="P47"/>
        </text:list-header>
      </text:list>
      <text:p text:style-name="P10">Scénario d’exception :<text:span text:style-name="T44"> — </text:span></text:p>
      <text:p text:style-name="P58">Cas d’Utilisation n°<text:span text:style-name="T54">2-006</text:span></text:p>
      <text:p text:style-name="P44"><text:span text:style-name="T2">Nom :</text:span><text:span text:style-name="T13"> </text:span><text:span text:style-name="T23">Annuler/Modifier une commande</text:span></text:p>
      <text:p text:style-name="P44"><text:span text:style-name="T2">Acteur(s) :</text:span><text:span text:style-name="T13"> </text:span><text:span text:style-name="T23">Acheteur</text:span></text:p>
      <text:p text:style-name="P44"><text:span text:style-name="T2">Description :</text:span><text:span text:style-name="T13"> </text:span><text:span text:style-name="T23">Modifier la commande en cours.</text:span></text:p>
      <text:p text:style-name="P41"><text:span text:style-name="T39">Pré-condition(s) :</text:span> <text:span text:style-name="T56">La Commande ne doit pas être en statut « Préparée »</text:span> </text:p>
      <text:p text:style-name="P44"><text:span text:style-name="T2">Déclencheur :</text:span><text:span text:style-name="T13"> </text:span><text:span text:style-name="T14">L’</text:span><text:span text:style-name="T23">Acheteur demande à modifier sa commande</text:span><text:span text:style-name="T14">.</text:span></text:p>
      <text:p text:style-name="P36">Scénario nominal :</text:p>
      <text:p text:style-name="P55"><text:span text:style-name="T25"><text:tab/></text:span><text:span text:style-name="T33">1. </text:span><text:span text:style-name="T36">Le </text:span><text:span text:style-name="T11">Système affiche</text:span><text:span text:style-name="T36"> la commande.</text:span></text:p>
      <text:p text:style-name="P50"><text:span text:style-name="T24"><text:tab/></text:span><text:span text:style-name="T33">2. </text:span><text:span text:style-name="T36">L’</text:span><text:span text:style-name="T11">Acheteur</text:span><text:span text:style-name="T1"> sélectionne</text:span><text:span text:style-name="T24"> </text:span><text:span text:style-name="T36">le détail à changer (ajout/retrait d’une pizza)</text:span><text:span text:style-name="T24">.</text:span></text:p>
      <text:p text:style-name="P50"><text:span text:style-name="T24"><text:tab/></text:span><text:span text:style-name="T33">3. L’</text:span><text:span text:style-name="T11">Acheteur</text:span><text:span text:style-name="T36"> </text:span><text:span text:style-name="T11">modifie</text:span><text:span text:style-name="T36"> son panier (Inclusion du Cas d’Utilisation n°2-002 : Se constituer un panier)</text:span><text:span text:style-name="T33">.</text:span></text:p>
      <text:p text:style-name="P53"><text:span text:style-name="T12"><text:tab/></text:span><text:span text:style-name="T20">4. </text:span><text:span text:style-name="T23">L’</text:span><text:span text:style-name="T11">Acheteur</text:span><text:span text:style-name="T1"> </text:span><text:span text:style-name="T11">valide </text:span><text:span text:style-name="T23">sa nouvelle commande</text:span><text:span text:style-name="T12"> </text:span><text:span text:style-name="T23">(Inclusion du Cas d’Utilisation n°2-004 : Passer une commande)</text:span><text:span text:style-name="T1">.</text:span></text:p>
      <text:p text:style-name="P53"><text:span text:style-name="T1"><text:tab/></text:span><text:span text:style-name="T20">5. Le </text:span><text:span text:style-name="T7">Système enregistre</text:span><text:span text:style-name="T20"> l</text:span><text:span text:style-name="T23">a modification</text:span><text:span text:style-name="T20">.</text:span></text:p>
      <text:p text:style-name="P39">Scénario alternatif :<text:span text:style-name="T44"> </text:span></text:p>
      <text:p text:style-name="P39"><text:span text:style-name="T44"><text:tab/><text:tab/></text:span><text:span text:style-name="T50">2</text:span><text:span text:style-name="T47">. </text:span><text:span text:style-name="T50">a)</text:span><text:span text:style-name="T47"> </text:span><text:span text:style-name="T50">L’</text:span><text:span text:style-name="T56">Acheteur souhaite</text:span><text:span text:style-name="T50"> supprimer sa commande.</text:span></text:p>
      <text:p text:style-name="P39"><text:span text:style-name="T50"><text:tab/><text:tab/><text:tab/>2. a) I) L’</text:span><text:span text:style-name="T56">Acheteur demande</text:span><text:span text:style-name="T50"> la suppression de la commande.</text:span></text:p>
      <text:p text:style-name="P39"><text:span text:style-name="T50"><text:tab/><text:tab/><text:tab/>2. a) II) Le </text:span><text:span text:style-name="T56">Système efface</text:span><text:span text:style-name="T50"> la commande.</text:span></text:p>
      <text:p text:style-name="P39"><text:span text:style-name="T50"><text:tab/></text:span></text:p>
      <text:p text:style-name="P39">Scénario d’exception : <text:span text:style-name="T44">—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1:45:55.199000000</meta:creation-date>
    <dc:date>2020-03-18T16:01:05.219019175</dc:date>
    <meta:editing-duration>PT49M14S</meta:editing-duration>
    <meta:editing-cycles>8</meta:editing-cycles>
    <meta:generator>LibreOffice/6.0.7.3$Linux_X86_64 LibreOffice_project/00m0$Build-3</meta:generator>
    <dc:creator>Thomas Hintermeier</dc:creator>
    <meta:document-statistic meta:table-count="0" meta:image-count="0" meta:object-count="0" meta:page-count="7" meta:paragraph-count="112" meta:word-count="870" meta:character-count="5509" meta:non-whitespace-character-count="4654"/>
  </office:meta>
</office:document-meta>
</file>